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bc39c" officeooo:paragraph-rsid="00180a8f"/>
    </style:style>
    <style:style style:name="P2" style:family="paragraph" style:parent-style-name="Text_20_body" style:list-style-name="L1">
      <style:text-properties officeooo:rsid="001dc270" officeooo:paragraph-rsid="00180a8f"/>
    </style:style>
    <style:style style:name="P3" style:family="paragraph" style:parent-style-name="Text_20_body" style:list-style-name="L1">
      <style:text-properties officeooo:rsid="001f5677" officeooo:paragraph-rsid="00180a8f"/>
    </style:style>
    <style:style style:name="P4" style:family="paragraph" style:parent-style-name="Text_20_body">
      <style:text-properties officeooo:paragraph-rsid="00180a8f"/>
    </style:style>
    <style:style style:name="P5" style:family="paragraph" style:parent-style-name="Text_20_body" style:list-style-name="L2">
      <style:text-properties officeooo:rsid="0021f010" officeooo:paragraph-rsid="001a2e92"/>
    </style:style>
    <style:style style:name="P6" style:family="paragraph" style:parent-style-name="Text_20_body">
      <style:text-properties officeooo:rsid="0021f010" officeooo:paragraph-rsid="001c3b3c"/>
    </style:style>
    <style:style style:name="P7" style:family="paragraph" style:parent-style-name="Text_20_body">
      <style:text-properties officeooo:paragraph-rsid="001a2e92"/>
    </style:style>
    <style:style style:name="P8" style:family="paragraph" style:parent-style-name="Text_20_body" style:list-style-name="L3">
      <style:text-properties officeooo:rsid="0023558b" officeooo:paragraph-rsid="001c3b3c"/>
    </style:style>
    <style:style style:name="P9" style:family="paragraph" style:parent-style-name="Text_20_body" style:list-style-name="L3">
      <style:text-properties officeooo:rsid="002614f3" officeooo:paragraph-rsid="001c3b3c"/>
    </style:style>
    <style:style style:name="P10" style:family="paragraph" style:parent-style-name="Text_20_body" style:list-style-name="L3">
      <style:text-properties officeooo:rsid="00242c57" officeooo:paragraph-rsid="001c3b3c"/>
    </style:style>
    <style:style style:name="P11" style:family="paragraph" style:parent-style-name="Text_20_body">
      <style:text-properties officeooo:paragraph-rsid="001c3b3c"/>
    </style:style>
    <style:style style:name="P12" style:family="paragraph" style:parent-style-name="Heading_20_2">
      <style:text-properties officeooo:paragraph-rsid="001c3b3c"/>
    </style:style>
    <style:style style:name="T1" style:family="text">
      <style:text-properties officeooo:rsid="001f5677"/>
    </style:style>
    <style:style style:name="T2" style:family="text">
      <style:text-properties officeooo:rsid="0021f010"/>
    </style:style>
    <style:style style:name="T3" style:family="text">
      <style:text-properties officeooo:rsid="0026d61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Algoritmo para retirar dinero de un telecajero automático</text:h>
      <text:p text:style-name="P11"/>
      <text:p text:style-name="P11"/>
      <text:p text:style-name="P6"/>
      <text:list xml:id="list7889619077384149004" text:style-name="L3">
        <text:list-item>
          <text:p text:style-name="P8">Introducir la tarjeta. </text:p>
        </text:list-item>
        <text:list-item>
          <text:p text:style-name="P9">Retirar la tarjeta cuando se indique.</text:p>
        </text:list-item>
        <text:list-item>
          <text:p text:style-name="P8">Introducir clave secreta.</text:p>
        </text:list-item>
        <text:list-item>
          <text:p text:style-name="P8">Si lo preguntan, escoger si se desea o no recibir el comprobante de la transacción.</text:p>
        </text:list-item>
        <text:list-item>
          <text:p text:style-name="P10">Seleccionar la operación de retiro.</text:p>
        </text:list-item>
        <text:list-item>
          <text:p text:style-name="P9">Escoger una de las opciones de monto a retirar o seleccionar la opción “Otro monto”.</text:p>
        </text:list-item>
        <text:list-item>
          <text:p text:style-name="P9">Si se seleccionó la opción “Otro monto” introducir la cantidad que se desea retirar.</text:p>
        </text:list-item>
        <text:list-item>
          <text:p text:style-name="P9">Introducir los dígitos solicitados del número de documento de identidad.</text:p>
        </text:list-item>
        <text:list-item>
          <text:p text:style-name="P9">Retirar el efectivo cuando se indique.</text:p>
        </text:list-item>
        <text:list-item>
          <text:p text:style-name="P9">Si se seleccionó la opción de recibir comprobante <text:span text:style-name="T3">retirar el comprobante cuando se indique.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0:14:32.222842758</meta:creation-date>
    <meta:generator>LibreOffice/5.1.4.2$Linux_x86 LibreOffice_project/10m0$Build-2</meta:generator>
    <dc:date>2016-08-11T10:17:04.151723732</dc:date>
    <meta:editing-duration>PT2M31S</meta:editing-duration>
    <meta:editing-cycles>3</meta:editing-cycles>
    <meta:document-statistic meta:table-count="0" meta:image-count="0" meta:object-count="0" meta:page-count="1" meta:paragraph-count="11" meta:word-count="109" meta:character-count="650" meta:non-whitespace-character-count="561"/>
  </office:meta>
</office:document-meta>
</file>